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1" style:family="paragraph" style:parent-style-name="Text_20_body">
      <style:paragraph-properties fo:margin-left="0cm" fo:margin-right="0cm" fo:text-indent="0cm" style:auto-text-indent="false" fo:padding="0.053cm" fo:border="3.74pt solid #ff0000"/>
      <style:text-properties loext:padding="0cm" loext:border="none"/>
    </style:style>
    <style:style style:name="P12" style:family="paragraph" style:parent-style-name="Text_20_body">
      <style:paragraph-properties fo:margin-left="0cm" fo:margin-right="0cm" fo:text-indent="0cm" style:auto-text-indent="false" fo:padding-left="0.132cm" fo:padding-right="0cm" fo:padding-top="0cm" fo:padding-bottom="0cm" fo:border-left="4.51pt solid #ff0000" fo:border-right="none" fo:border-top="none" fo:border-bottom="none"/>
      <style:text-properties loext:padding="0cm" loext:border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officeooo:rsid="00103078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piedad de borde abreviado <text:span text:style-name="T6">en </text:span>CSS</text:h>
      <text:p text:style-name="P4"><text:span text:style-name="T1"/></text:p>
      <text:p text:style-name="Horizontal_20_Line"/>
      <text:h text:style-name="P2" text:outline-level="2">Borde CSS: propiedad abreviada</text:h>
      <text:p text:style-name="P5"><text:s/></text:p>
      <text:p text:style-name="P5">Para acortar el código, también es posible especificar todas las propiedades de borde individuales en una sola propiedad.</text:p>
      <text:p text:style-name="P5">La propiedad <text:span text:style-name="Source_20_Text"><text:span text:style-name="T2">border </text:span></text:span>es una propiedad abreviada para las siguientes propiedades de borde individuales:</text:p>
      <text:list text:style-name="L1">
        <text:list-item>
          <text:p text:style-name="P6"><text:span text:style-name="Source_20_Text"><text:span text:style-name="T2">border-width</text:span></text:span></text:p>
        </text:list-item>
        <text:list-item>
          <text:p text:style-name="P6"><text:span text:style-name="Source_20_Text"><text:span text:style-name="T2">border-style</text:span></text:span>(requerido)</text:p>
        </text:list-item>
        <text:list-item>
          <text:p text:style-name="P7"><text:span text:style-name="Source_20_Text"><text:span text:style-name="T2">border-color</text:span></text:span></text:p>
        </text:list-item>
      </text:list>
      <text:h text:style-name="P3" text:outline-level="3">Ejemplo</text:h>
      <text:p text:style-name="P9">p <text:span text:style-name="T3">{</text:span><text:span text:style-name="T4"><text:line-break/>  border</text:span><text:span text:style-name="T3">:</text:span><text:span text:style-name="T5"> 5px solid red</text:span><text:span text:style-name="T3">;</text:span><text:span text:style-name="T4"><text:line-break/></text:span><text:span text:style-name="T3">}</text:span></text:p>
      <text:p text:style-name="P10">Resultado:</text:p>
      <text:p text:style-name="P11">Some text</text:p>
      <text:p text:style-name="P5"><text:span text:style-name="T2"><text:s/></text:span></text:p>
      <text:p text:style-name="P5">También puede especificar todas las propiedades de borde individuales para un solo lado:</text:p>
      <text:h text:style-name="P3" text:outline-level="3">Borde izquierdo</text:h>
      <text:p text:style-name="P9">p <text:span text:style-name="T3">{</text:span><text:span text:style-name="T4"><text:line-break/>  border-left</text:span><text:span text:style-name="T3">:</text:span><text:span text:style-name="T5"> 6px solid red</text:span><text:span text:style-name="T3">;</text:span><text:span text:style-name="T4"><text:line-break/></text:span><text:span text:style-name="T3">}</text:span></text:p>
      <text:p text:style-name="P10">Resultado:</text:p>
      <text:p text:style-name="P12">Some text</text:p>
      <text:p text:style-name="P5"><text:span text:style-name="T2"><text:s text:c="2"/></text:span></text:p>
      <text:h text:style-name="P3" text:outline-level="3">Borde inferior</text:h>
      <text:p text:style-name="P8">p <text:span text:style-name="T3">{</text:span><text:span text:style-name="T4"><text:line-break/>  border-bottom</text:span><text:span text:style-name="T3">:</text:span><text:span text:style-name="T5"> 6px solid red</text:span><text:span text:style-name="T3">;</text:span><text:span text:style-name="T4"><text:line-break/></text:span><text:span text:style-name="T3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6:59:55.837000000</meta:creation-date>
    <dc:date>2024-03-01T17:01:00.362000000</dc:date>
    <meta:editing-duration>PT1M4S</meta:editing-duration>
    <meta:editing-cycles>1</meta:editing-cycles>
    <meta:document-statistic meta:table-count="0" meta:image-count="0" meta:object-count="0" meta:page-count="1" meta:paragraph-count="21" meta:word-count="93" meta:character-count="605" meta:non-whitespace-character-count="523"/>
    <meta:generator>LibreOffice/7.6.0.3$Windows_X86_64 LibreOffice_project/69edd8b8ebc41d00b4de3915dc82f8f0fc3b6265</meta:generator>
  </office:meta>
</office:document-meta>
</file>